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9F6000002881EA1C5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style:keep-together="false"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0.035cm solid #000000" fo:border-bottom="none"/>
    </style:style>
    <style:style style:name="Table6.D1" style:family="table-cell">
      <style:table-cell-properties fo:padding="0cm" fo:border-left="0.035cm solid #000000" fo:border-right="none" fo:border-top="0.035cm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0.035cm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style:keep-together="true" fo:keep-together="auto"/>
    </style:style>
    <style:style style:name="Table1.A1" style:family="table-cell">
      <style:table-cell-properties fo:padding="0.097cm" fo:border="none"/>
    </style:style>
    <style:style style:name="Table1.10" style:family="table-row">
      <style:table-row-properties style:min-row-height="0.356cm"/>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style:keep-together="true"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fo:line-height="100%"/>
      <style:text-properties style:font-name="Liberation Sans1"/>
    </style:style>
    <style:style style:name="P11" style:family="paragraph" style:parent-style-name="Standard">
      <style:paragraph-properties fo:margin-top="0cm" fo:margin-bottom="0cm"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7"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254cm" fo:margin-bottom="0.254cm"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margin-top="0.254cm" fo:margin-bottom="0.254cm" fo:background-color="#e6e6e6" fo:padding="0.203cm" fo:border="0.002cm solid #808080" style:shadow="none">
        <style:tab-stops>
          <style:tab-stop style:position="7.114cm"/>
          <style:tab-stop style:position="17.515cm"/>
        </style:tab-stops>
        <style:background-image/>
      </style:paragraph-properties>
    </style:style>
    <style:style style:name="P20"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5"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7"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8" style:family="paragraph" style:parent-style-name="Standard">
      <style:paragraph-properties fo:margin-left="0cm" fo:margin-right="-0.953cm" fo:margin-top="0cm" fo:margin-bottom="0cm"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53cm" fo:margin-top="0cm" fo:margin-bottom="0cm"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65cm" fo:margin-top="0cm" fo:margin-bottom="0cm" fo:line-height="100%" fo:text-indent="0cm" style:auto-text-indent="false">
        <style:tab-stops>
          <style:tab-stop style:position="9.525cm"/>
          <style:tab-stop style:position="9.843cm"/>
          <style:tab-stop style:position="17.145cm"/>
        </style:tab-stops>
      </style:paragraph-properties>
      <style:text-properties style:font-name="Liberation Sans1" fo:font-size="8pt" style:font-size-asian="7pt" style:font-size-complex="8pt"/>
    </style:style>
    <style:style style:name="P34" style:family="paragraph" style:parent-style-name="Standard">
      <style:paragraph-properties fo:margin-left="0cm" fo:margin-right="-0.965cm" fo:margin-top="0cm" fo:margin-bottom="0cm"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5"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6" style:family="paragraph" style:parent-style-name="Table_20_Contents">
      <style:text-properties style:font-name="Liberation Sans1" fo:font-size="11pt" style:font-size-asian="11pt" style:font-size-complex="11pt"/>
    </style:style>
    <style:style style:name="P37"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41" style:family="paragraph" style:parent-style-name="Table_20_Contents">
      <style:text-properties style:font-name="Arial1" fo:font-size="14pt" style:font-size-asian="14pt" style:font-size-complex="14pt"/>
    </style:style>
    <style:style style:name="P42" style:family="paragraph" style:parent-style-name="Standard">
      <style:paragraph-properties fo:margin-left="0.009cm" fo:margin-right="0.009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3" style:family="paragraph" style:parent-style-name="Standard">
      <style:paragraph-properties fo:margin-left="0.009cm" fo:margin-right="0.009cm" fo:margin-top="0cm" fo:margin-bottom="0cm"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4" style:family="paragraph" style:parent-style-name="Standard">
      <style:paragraph-properties fo:margin-left="0.009cm" fo:margin-right="-0.018cm" fo:margin-top="0cm" fo:margin-bottom="0cm"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09cm" fo:margin-right="-0.018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6"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7" style:family="paragraph" style:parent-style-name="Standard">
      <style:paragraph-properties fo:margin-left="0.021cm" fo:margin-right="0.049cm" fo:margin-top="0cm" fo:margin-bottom="0cm"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fo:font-size="12pt" style:font-name-asian="DejaVu Sans" style:font-size-asian="12pt" style:font-name-complex="Arial3" style:font-size-complex="12pt"/>
    </style:style>
    <style:style style:name="T23" style:family="text">
      <style:text-properties fo:font-size="20pt" fo:font-weight="bold" style:font-size-asian="20pt" style:font-weight-asian="bold" style:font-name-complex="Calibri2" style:font-size-complex="20pt"/>
    </style:style>
    <style:style style:name="T2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55474440" text:id="ct155474440">
          <text:insertion>
            <office:change-info>
              <dc:creator>Unknown Author</dc:creator>
              <dc:date>2013-01-21T12:13:00</dc:date>
            </office:change-info>
          </text:insertion>
        </text:changed-region>
        <text:changed-region xml:id="ct155474648" text:id="ct155474648">
          <text:insertion>
            <office:change-info>
              <dc:creator>Unknown Author</dc:creator>
              <dc:date>2013-01-21T12:14:00</dc:date>
            </office:change-info>
          </text:insertion>
        </text:changed-region>
        <text:changed-region xml:id="ct155474752" text:id="ct155474752">
          <text:insertion>
            <office:change-info>
              <dc:creator>Unknown Author</dc:creator>
              <dc:date>2013-01-21T12:14:00</dc:date>
            </office:change-info>
          </text:insertion>
        </text:changed-region>
        <text:changed-region xml:id="ct155474856" text:id="ct155474856">
          <text:insertion>
            <office:change-info>
              <dc:creator>Vlad Orlenko</dc:creator>
              <dc:date>2012-10-14T20:51:00</dc:date>
            </office:change-info>
          </text:insertion>
        </text:changed-region>
        <text:changed-region xml:id="ct155474960" text:id="ct155474960">
          <text:insertion>
            <office:change-info>
              <dc:creator>Vlad Orlenko</dc:creator>
              <dc:date>2012-10-14T20:52:00</dc:date>
            </office:change-info>
          </text:insertion>
        </text:changed-region>
        <text:changed-region xml:id="ct155475064" text:id="ct155475064">
          <text:insertion>
            <office:change-info>
              <dc:creator>Vlad Orlenko</dc:creator>
              <dc:date>2012-10-14T20:52:00</dc:date>
            </office:change-info>
          </text:insertion>
        </text:changed-region>
        <text:changed-region xml:id="ct155475168" text:id="ct155475168">
          <text:insertion>
            <office:change-info>
              <dc:creator>Vlad Orlenko</dc:creator>
              <dc:date>2012-10-14T20:52:00</dc:date>
            </office:change-info>
          </text:insertion>
        </text:changed-region>
        <text:changed-region xml:id="ct155475272" text:id="ct155475272">
          <text:insertion>
            <office:change-info>
              <dc:creator>Vlad Orlenko</dc:creator>
              <dc:date>2012-10-15T06:08:00</dc:date>
            </office:change-info>
          </text:insertion>
        </text:changed-region>
        <text:changed-region xml:id="ct155475376" text:id="ct155475376">
          <text:insertion>
            <office:change-info>
              <dc:creator>Vlad Orlenko</dc:creator>
              <dc:date>2012-10-15T06:08:00</dc:date>
            </office:change-info>
          </text:insertion>
        </text:changed-region>
        <text:changed-region xml:id="ct155475480" text:id="ct155475480">
          <text:insertion>
            <office:change-info>
              <dc:creator>Vlad Orlenko</dc:creator>
              <dc:date>2012-10-15T06:08:00</dc:date>
            </office:change-info>
          </text:insertion>
        </text:changed-region>
        <text:changed-region xml:id="ct155475584" text:id="ct155475584">
          <text:insertion>
            <office:change-info>
              <dc:creator>Vlad Orlenko</dc:creator>
              <dc:date>2012-10-15T06:08:00</dc:date>
            </office:change-info>
          </text:insertion>
        </text:changed-region>
        <text:changed-region xml:id="ct155475688" text:id="ct155475688">
          <text:insertion>
            <office:change-info>
              <dc:creator>Vlad Orlenko</dc:creator>
              <dc:date>2012-10-15T06:08:00</dc:date>
            </office:change-info>
          </text:insertion>
        </text:changed-region>
        <text:changed-region xml:id="ct156615488" text:id="ct156615488">
          <text:insertion>
            <office:change-info>
              <dc:creator>Vlad Orlenko</dc:creator>
              <dc:date>2012-10-15T06:08:00</dc:date>
            </office:change-info>
          </text:insertion>
        </text:changed-region>
        <text:changed-region xml:id="ct156615592" text:id="ct156615592">
          <text:insertion>
            <office:change-info>
              <dc:creator>Vlad Orlenko</dc:creator>
              <dc:date>2013-01-28T12:51:00</dc:date>
            </office:change-info>
          </text:insertion>
        </text:changed-region>
        <text:changed-region xml:id="ct156615696" text:id="ct156615696">
          <text:insertion>
            <office:change-info>
              <dc:creator>Vlad Orlenko</dc:creator>
              <dc:date>2012-10-15T06:08:00</dc:date>
            </office:change-info>
          </text:insertion>
        </text:changed-region>
        <text:changed-region xml:id="ct156615800" text:id="ct156615800">
          <text:insertion>
            <office:change-info>
              <dc:creator>Vlad Orlenko</dc:creator>
              <dc:date>2013-02-09T06:48:00</dc:date>
            </office:change-info>
          </text:insertion>
        </text:changed-region>
        <text:changed-region xml:id="ct156615904" text:id="ct156615904">
          <text:insertion>
            <office:change-info>
              <dc:creator>Vlad Orlenko</dc:creator>
              <dc:date>2013-02-09T06:48:00</dc:date>
            </office:change-info>
          </text:insertion>
        </text:changed-region>
        <text:changed-region xml:id="ct156616008" text:id="ct156616008">
          <text:insertion>
            <office:change-info>
              <dc:creator>Vlad Orlenko</dc:creator>
              <dc:date>2013-02-09T06:48:00</dc:date>
            </office:change-info>
          </text:insertion>
        </text:changed-region>
        <text:changed-region xml:id="ct156616112" text:id="ct156616112">
          <text:insertion>
            <office:change-info>
              <dc:creator>Vlad Orlenko</dc:creator>
              <dc:date>2013-01-31T16:18:00</dc:date>
            </office:change-info>
          </text:insertion>
        </text:changed-region>
        <text:changed-region xml:id="ct156616216" text:id="ct156616216">
          <text:insertion>
            <office:change-info>
              <dc:creator>Vlad Orlenko</dc:creator>
              <dc:date>2013-01-31T16:07:00</dc:date>
            </office:change-info>
          </text:insertion>
        </text:changed-region>
        <text:changed-region xml:id="ct156616320" text:id="ct156616320">
          <text:insertion>
            <office:change-info>
              <dc:creator>Vlad Orlenko</dc:creator>
              <dc:date>2012-11-01T16:09:00</dc:date>
            </office:change-info>
          </text:insertion>
        </text:changed-region>
        <text:changed-region xml:id="ct156616632" text:id="ct156616632">
          <text:insertion>
            <office:change-info>
              <dc:creator>Vlad Orlenko</dc:creator>
              <dc:date>2012-11-01T16:51:00</dc:date>
            </office:change-info>
          </text:insertion>
        </text:changed-region>
        <text:changed-region xml:id="ct156616736" text:id="ct156616736">
          <text:insertion>
            <office:change-info>
              <dc:creator>Vlad Orlenko</dc:creator>
              <dc:date>2013-01-21T23:02:00</dc:date>
            </office:change-info>
          </text:insertion>
        </text:changed-region>
        <text:changed-region xml:id="ct156616840" text:id="ct156616840">
          <text:insertion>
            <office:change-info>
              <dc:creator>Vlad Orlenko</dc:creator>
              <dc:date>2012-11-01T16:56:00</dc:date>
            </office:change-info>
          </text:insertion>
        </text:changed-region>
        <text:changed-region xml:id="ct156616944" text:id="ct156616944">
          <text:insertion>
            <office:change-info>
              <dc:creator>Vlad Orlenko</dc:creator>
              <dc:date>2013-01-28T12:54:00</dc:date>
            </office:change-info>
          </text:insertion>
        </text:changed-region>
        <text:changed-region xml:id="ct156617048" text:id="ct156617048">
          <text:insertion>
            <office:change-info>
              <dc:creator>Vlad Orlenko</dc:creator>
              <dc:date>2013-01-28T12:54:00</dc:date>
            </office:change-info>
          </text:insertion>
        </text:changed-region>
        <text:changed-region xml:id="ct156617152" text:id="ct156617152">
          <text:insertion>
            <office:change-info>
              <dc:creator>Vlad Orlenko</dc:creator>
              <dc:date>2012-11-01T16:57:00</dc:date>
            </office:change-info>
          </text:insertion>
        </text:changed-region>
        <text:changed-region xml:id="ct156617256" text:id="ct156617256">
          <text:insertion>
            <office:change-info>
              <dc:creator>Vlad Orlenko</dc:creator>
              <dc:date>2012-11-01T17:05:00</dc:date>
            </office:change-info>
          </text:insertion>
        </text:changed-region>
        <text:changed-region xml:id="ct156617360" text:id="ct156617360">
          <text:insertion>
            <office:change-info>
              <dc:creator>Vlad Orlenko</dc:creator>
              <dc:date>2012-11-01T17:06:00</dc:date>
            </office:change-info>
          </text:insertion>
        </text:changed-region>
        <text:changed-region xml:id="ct156617464" text:id="ct156617464">
          <text:insertion>
            <office:change-info>
              <dc:creator>Vlad Orlenko</dc:creator>
              <dc:date>2013-01-28T12:58:00</dc:date>
            </office:change-info>
          </text:insertion>
        </text:changed-region>
        <text:changed-region xml:id="ct156617568" text:id="ct156617568">
          <text:insertion>
            <office:change-info>
              <dc:creator>Vlad Orlenko</dc:creator>
              <dc:date>2013-01-28T12:58:00</dc:date>
            </office:change-info>
          </text:insertion>
        </text:changed-region>
        <text:changed-region xml:id="ct156617672" text:id="ct156617672">
          <text:insertion>
            <office:change-info>
              <dc:creator>Vlad Orlenko</dc:creator>
              <dc:date>2012-11-01T16:59:00</dc:date>
            </office:change-info>
          </text:insertion>
        </text:changed-region>
        <text:changed-region xml:id="ct156617776" text:id="ct156617776">
          <text:insertion>
            <office:change-info>
              <dc:creator>Vlad Orlenko</dc:creator>
              <dc:date>2012-11-01T16:59:00</dc:date>
            </office:change-info>
          </text:insertion>
        </text:changed-region>
        <text:changed-region xml:id="ct156617880" text:id="ct156617880">
          <text:insertion>
            <office:change-info>
              <dc:creator>Vlad Orlenko</dc:creator>
              <dc:date>2013-01-28T14:20:00</dc:date>
            </office:change-info>
          </text:insertion>
        </text:changed-region>
        <text:changed-region xml:id="ct156617984" text:id="ct156617984">
          <text:insertion>
            <office:change-info>
              <dc:creator>Vlad Orlenko</dc:creator>
              <dc:date>2013-01-28T14:20:00</dc:date>
            </office:change-info>
          </text:insertion>
        </text:changed-region>
        <text:changed-region xml:id="ct156618088" text:id="ct156618088">
          <text:insertion>
            <office:change-info>
              <dc:creator>Vlad Orlenko</dc:creator>
              <dc:date>2012-11-01T17:09:00</dc:date>
            </office:change-info>
          </text:insertion>
        </text:changed-region>
        <text:changed-region xml:id="ct156618192" text:id="ct156618192">
          <text:insertion>
            <office:change-info>
              <dc:creator>Vlad Orlenko</dc:creator>
              <dc:date>2012-11-01T17:09:00</dc:date>
            </office:change-info>
          </text:insertion>
        </text:changed-region>
        <text:changed-region xml:id="ct156618296" text:id="ct156618296">
          <text:insertion>
            <office:change-info>
              <dc:creator>Vlad Orlenko</dc:creator>
              <dc:date>2013-01-28T14:20:00</dc:date>
            </office:change-info>
          </text:insertion>
        </text:changed-region>
        <text:changed-region xml:id="ct156618400" text:id="ct156618400">
          <text:insertion>
            <office:change-info>
              <dc:creator>Vlad Orlenko</dc:creator>
              <dc:date>2012-11-01T17:10:00</dc:date>
            </office:change-info>
          </text:insertion>
        </text:changed-region>
        <text:changed-region xml:id="ct156618504" text:id="ct156618504">
          <text:insertion>
            <office:change-info>
              <dc:creator>Vlad Orlenko</dc:creator>
              <dc:date>2012-11-01T17:10:00</dc:date>
            </office:change-info>
          </text:insertion>
        </text:changed-region>
        <text:changed-region xml:id="ct156618608" text:id="ct156618608">
          <text:insertion>
            <office:change-info>
              <dc:creator>Vlad Orlenko</dc:creator>
              <dc:date>2012-11-01T17:10:00</dc:date>
            </office:change-info>
          </text:insertion>
        </text:changed-region>
        <text:changed-region xml:id="ct156618712" text:id="ct156618712">
          <text:insertion>
            <office:change-info>
              <dc:creator>Vlad Orlenko</dc:creator>
              <dc:date>2012-11-01T16:44:00</dc:date>
            </office:change-info>
          </text:insertion>
        </text:changed-region>
        <text:changed-region xml:id="ct156618816" text:id="ct156618816">
          <text:insertion>
            <office:change-info>
              <dc:creator>Vlad Orlenko</dc:creator>
              <dc:date>2012-11-01T17:13:00</dc:date>
            </office:change-info>
          </text:insertion>
        </text:changed-region>
        <text:changed-region xml:id="ct156616424" text:id="ct156616424">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Membership Renewal Form 2013</text:h>
      <text:h text:style-name="P50" text:outline-level="2">BC Association of Family Resource Programs</text:h>
      <text:h text:style-name="P51"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1"><text:change-start text:change-id="ct155474440"/>member.agency<text:change-end text:change-id="ct155474440"/></text:p>
          </table:table-cell>
          <table:table-cell table:style-name="Table3.B1" office:value-type="string">
            <text:p text:style-name="P26">Membership Number:</text:p>
          </table:table-cell>
          <table:table-cell table:style-name="Table3.C1" office:value-type="string">
            <text:p text:style-name="P26"><text:change-start text:change-id="ct155474648"/>member.memnum<text:change-end text:change-id="ct155474648"/></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155474752"/>member.formatted_renewal_date<text:change-end text:change-id="ct155474752"/></text:p>
          </table:table-cell>
        </table:table-row>
      </table:table>
      <text:p text:style-name="P13"/>
      <text:p text:style-name="P23"><text:span text:style-name="T2">Physical Address</text:span>: <text:span text:style-name="T4"><text:s/></text:span><text:change-start text:change-id="ct155474856"/><text:span text:style-name="T4">member.street</text:span><text:change-end text:change-id="ct155474856"/><text:change-start text:change-id="ct155474960"/><text:span text:style-name="T4">, member.city</text:span><text:change-end text:change-id="ct155474960"/><text:span text:style-name="T4">, </text:span><text:change-start text:change-id="ct155475064"/><text:span text:style-name="T4">member.province</text:span><text:change-end text:change-id="ct155475064"/><text:span text:style-name="T4"><text:tab/></text:span><text:span text:style-name="T8"> </text:span><text:span text:style-name="T2">P</text:span><text:span text:style-name="T9">ostal Code: </text:span><text:span text:style-name="T4"><text:s/></text:span><text:change-start text:change-id="ct155475168"/><text:span text:style-name="T4">member.postal_code</text:span><text:change-end text:change-id="ct155475168"/><text:span text:style-name="T4"> <text:tab/></text:span></text:p>
      <text:p text:style-name="P25"><text:span text:style-name="T2">Phone</text:span>:<text:span text:style-name="T8"> </text:span><text:span text:style-name="T4"><text:s text:c="2"/></text:span><text:change-start text:change-id="ct155475272"/><text:span text:style-name="T4">member.phone</text:span><text:change-end text:change-id="ct155475272"/><text:span text:style-name="T4"> <text:tab/></text:span><text:span text:style-name="T8"> </text:span><text:span text:style-name="T2">Fax</text:span>:<text:span text:style-name="T4"> <text:s text:c="2"/></text:span><text:change-start text:change-id="ct155475376"/><text:span text:style-name="T4">member.fax</text:span><text:change-end text:change-id="ct155475376"/><text:span text:style-name="T4"><text:tab/></text:span></text:p>
      <text:p text:style-name="P24"><text:span text:style-name="T2">Website</text:span>: <text:span text:style-name="T4"><text:s text:c="2"/></text:span><text:change-start text:change-id="ct155475480"/><text:span text:style-name="T4">member.website</text:span><text:change-end text:change-id="ct155475480"/><text:span text:style-name="T4"><text:tab/> <text:s text:c="21"/><text:tab/></text:span></text:p>
      <text:p text:style-name="P21"><text:span text:style-name="T2">Contact</text:span>: <text:span text:style-name="T4"><text:s text:c="2"/></text:span><text:change-start text:change-id="ct155475584"/><text:span text:style-name="T4">member.agdirect</text:span><text:change-end text:change-id="ct155475584"/><text:span text:style-name="T4"> <text:s/><text:tab/></text:span><text:span text:style-name="T8"> </text:span><text:span text:style-name="T2">Title</text:span>: <text:change-start text:change-id="ct155475688"/><text:span text:style-name="T4"><text:s/></text:span><text:change-end text:change-id="ct155475688"/><text:span text:style-name="T4"><text:s/></text:span><text:change-start text:change-id="ct156615488"/><text:span text:style-name="T4">member.agdirect_title</text:span><text:change-end text:change-id="ct156615488"/><text:span text:style-name="T4"><text:tab/></text:span></text:p>
      <text:p text:style-name="P22"><text:span text:style-name="T2">Email</text:span>: <text:span text:style-name="T4"><text:s/></text:span><text:change-start text:change-id="ct156615592"/><text:span text:style-name="T4">member.email</text:span><text:change-end text:change-id="ct156615592"/><text:span text:style-name="T4"> <text:s/><text:tab/></text:span> <text:span text:style-name="T2">Direct Phone:</text:span> <text:change-start text:change-id="ct156615696"/><text:span text:style-name="T4"><text:s/>member.dirphone</text:span><text:change-end text:change-id="ct156615696"/><text:span text:style-name="T4"><text:tab/></text:span></text:p>
      <text:p text:style-name="P19"><text:span text:style-name="T20">If mailing address is different than your physical address, please include it here:<text:line-break/></text:span><text:span text:style-name="T24"> </text:span><text:change-start text:change-id="ct156615800"/><text:span text:style-name="T24">member.mailing_street</text:span><text:change-end text:change-id="ct156615800"/><text:span text:style-name="T24">, </text:span><text:change-start text:change-id="ct156615904"/><text:span text:style-name="T24">member.mailing_city</text:span><text:change-end text:change-id="ct156615904"/><text:span text:style-name="T24">, </text:span><text:change-start text:change-id="ct156616008"/><text:span text:style-name="T24">member.mailing_postal_code</text:span><text:change-end text:change-id="ct156616008"/><text:span text:style-name="T19"> <text:tab/> <text:s text:c="120"/></text:span></text:p>
      <text:p text:style-name="P18">Does your agency deliver a Family Resource Program (FRP)? (yes or no)<text:span text:style-name="T4"><text:tab/></text:span><text:change-start text:change-id="ct156616112"/><text:span text:style-name="T6">member.format_is_frp</text:span><text:change-end text:change-id="ct156616112"/><text:span text:style-name="T4"><text:tab/></text:span></text:p>
      <text:p text:style-name="P20"><text:span text:style-name="T2">If YES, please provide the name of your main FRP Site: </text:span><text:span text:style-name="T4"><text:s/><text:tab/></text:span><text:change-start text:change-id="ct156616216"/><text:span text:style-name="T4">member.frp_name</text:span><text:change-end text:change-id="ct156616216"/><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P7"><text:span text:style-name="T21">□</text:span><text:span text:style-name="T22">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2">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156616320"/><text:span text:style-name="T23">member.agency</text:span><text:change-end text:change-id="ct156616320"/><text:span text:style-name="T12"> </text:span></text:p>
      <text:p text:style-name="P11">Family Resource Programs Location List</text:p>
      <text:section text:style-name="Sect1" text:name="Location">
        <text:p text:style-name="P12"><office:annotation><dc:creator>Vlad Orlenko</dc:creator><dc:date>2012-11-01T16:38:06.17</dc:date><text:p text:style-name="P52"><text:span text:style-name="T25">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6"><text:span text:style-name="T3">FRP Name</text:span><text:span text:style-name="T11">: </text:span><text:span text:style-name="T7"><text:s/></text:span><text:change-start text:change-id="ct156616632"/><text:span text:style-name="T7">location.frp_program_name</text:span><text:change-end text:change-id="ct156616632"/><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56616736"/><text:span text:style-name="T7">location.street</text:span><text:change-end text:change-id="ct156616736"/><text:span text:style-name="T7">, </text:span><text:change-start text:change-id="ct156616840"/><text:span text:style-name="T7">location.city</text:span><text:change-end text:change-id="ct156616840"/><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156616944"/><text:span text:style-name="T7">location.province</text:span><text:change-end text:change-id="ct156616944"/><text:span text:style-name="T7"> </text:span><text:span text:style-name="T14"><text:tab/></text:span></text:p>
            </table:table-cell>
            <table:table-cell table:style-name="Table1.A1" office:value-type="string">
              <text:p text:style-name="P42"><text:span text:style-name="T3">Postal Code</text:span><text:span text:style-name="T11">: </text:span><text:span text:style-name="T7"><text:s/></text:span><text:change-start text:change-id="ct156617048"/><text:span text:style-name="T7">location.postal_code</text:span><text:change-end text:change-id="ct156617048"/><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156617152"/><text:span text:style-name="T7">location.mailing_street</text:span><text:change-end text:change-id="ct156617152"/><text:span text:style-name="T7">, </text:span><text:change-start text:change-id="ct156617256"/><text:span text:style-name="T7">lo</text:span><text:change-end text:change-id="ct156617256"/><text:change-start text:change-id="ct156617360"/><text:span text:style-name="T7">cation.mailing_city</text:span><text:change-end text:change-id="ct156617360"/><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156617464"/><text:span text:style-name="T7">location.mailing_province</text:span><text:change-end text:change-id="ct156617464"/><text:span text:style-name="T7"> </text:span><text:span text:style-name="T14"><text:tab/></text:span></text:p>
            </table:table-cell>
            <table:table-cell table:style-name="Table1.A1" office:value-type="string">
              <text:p text:style-name="P45"><text:span text:style-name="T3">Postal Code</text:span><text:span text:style-name="T13">: </text:span><text:span text:style-name="T5"><text:s/></text:span><text:change-start text:change-id="ct156617568"/><text:span text:style-name="T5">location.mailing_postal_code</text:span><text:change-end text:change-id="ct156617568"/><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156617672"/><text:span text:style-name="T7">location.phone</text:span><text:change-end text:change-id="ct156617672"/><text:span text:style-name="T14"><text:tab/></text:span></text:p>
            </table:table-cell>
            <table:table-cell table:style-name="Table1.A1" office:value-type="string">
              <text:p text:style-name="P43"><text:span text:style-name="T3">Fax</text:span><text:span text:style-name="T11">: </text:span><text:span text:style-name="T7"><text:s/></text:span><text:change-start text:change-id="ct156617776"/><text:span text:style-name="T7">location.fax</text:span><text:change-end text:change-id="ct156617776"/><text:span text:style-name="T7"><text:tab/></text:span></text:p>
            </table:table-cell>
          </table:table-row>
          <table:table-row table:style-name="Table1.1">
            <table:table-cell table:style-name="Table1.A1" table:number-columns-spanned="2" office:value-type="string">
              <text:p text:style-name="P47"><text:span text:style-name="T3">Website</text:span><text:span text:style-name="T11">:</text:span><text:change-start text:change-id="ct156617880"/><text:span text:style-name="T11"> </text:span><text:change-end text:change-id="ct156617880"/><text:span text:style-name="T7"><text:s/></text:span><text:change-start text:change-id="ct156617984"/><text:span text:style-name="T7">location.website</text:span><text:change-end text:change-id="ct156617984"/><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156618088"/><text:span text:style-name="T7">location.main_contact.contact_name</text:span><text:change-end text:change-id="ct156618088"/><text:span text:style-name="T7"><text:tab/></text:span></text:p>
            </table:table-cell>
            <table:table-cell table:style-name="Table1.A1" office:value-type="string">
              <text:p text:style-name="P44"><text:span text:style-name="T3">Title</text:span><text:span text:style-name="T11">: </text:span><text:span text:style-name="T7"><text:s/></text:span><text:change-start text:change-id="ct156618192"/><text:span text:style-name="T7">location.main_contact.contact_position</text:span><text:change-end text:change-id="ct156618192"/><text:span text:style-name="T14"><text:tab/></text:span></text:p>
            </table:table-cell>
          </table:table-row>
          <table:table-row table:style-name="Table1.1">
            <table:table-cell table:style-name="Table1.A1" table:number-columns-spanned="2" office:value-type="string">
              <text:p text:style-name="P34"><text:span text:style-name="T3">Email</text:span><text:span text:style-name="T11">: </text:span><text:span text:style-name="T7"><text:s/></text:span><text:change-start text:change-id="ct156618296"/><text:span text:style-name="T7">location.main_contact.contact_email</text:span><text:change-end text:change-id="ct156618296"/><text:span text:style-name="T7"><text:tab/> </text:span></text:p>
            </table:table-cell>
            <table:covered-table-cell/>
          </table:table-row>
          <table:table-row table:style-name="Table1.10">
            <table:table-cell table:style-name="Table1.A1" table:number-columns-spanned="2" office:value-type="string">
              <text:p text:style-name="P33"/>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7"><text:span text:style-name="T2">Additi</text:span><text:span text:style-name="T2"><office:annotation><dc:creator>Vlad Orlenko</dc:creator><dc:date>2012-11-01T16:23:40.18</dc:date><text:p text:style-name="P52"><text:span text:style-name="T26">do table for contact <text:s/>in location.extra_contacts</text:span></text:p></office:annotation></text:span><text:span text:style-name="T2">onal Contact</text:span>: <text:span text:style-name="T4"><text:s/></text:span><text:change-start text:change-id="ct156618400"/><text:span text:style-name="T4">contact.contact_name</text:span><text:change-end text:change-id="ct156618400"/><text:span text:style-name="T7"><text:tab/></text:span></text:p>
            </table:table-cell>
            <table:table-cell table:style-name="Table7.A1" office:value-type="string">
              <text:p text:style-name="P38"><text:span text:style-name="T2">Title</text:span>: <text:span text:style-name="T4"><text:s/></text:span><text:change-start text:change-id="ct156618504"/><text:span text:style-name="T4">contact.contact_positio</text:span><text:change-end text:change-id="ct156618504"/><text:span text:style-name="T4">n <text:s text:c="34"/></text:span></text:p>
            </table:table-cell>
          </table:table-row>
          <table:table-row table:style-name="Table7.1">
            <table:table-cell table:style-name="Table7.A1" table:number-columns-spanned="2" office:value-type="string">
              <text:p text:style-name="P39"><text:span text:style-name="T2">Email</text:span>: <text:span text:style-name="T4"><text:s/></text:span><text:change-start text:change-id="ct156618608"/><text:span text:style-name="T4">contact.contact_email</text:span><text:change-end text:change-id="ct156618608"/><text:span text:style-name="T14"><text:tab/> <text:s text:c="8"/></text:span></text:p>
            </table:table-cell>
            <table:covered-table-cell/>
          </table:table-row>
        </table:table>
        <text:p text:style-name="P35"><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6"><text:change-start text:change-id="ct156618712"/>day.name<text:change-end text:change-id="ct156618712"/><office:annotation><dc:creator>Vlad Orlenko</dc:creator><dc:date>2012-11-01T16:40:36.18</dc:date><text:p text:style-name="P52"><text:span text:style-name="T25">do row for day in location.days_of_operations</text:span></text:p></office:annotation></text:p>
            </table:table-cell>
            <table:table-cell table:style-name="Table8.A1" office:value-type="string">
              <text:p text:style-name="P40"><text:s/><text:change-start text:change-id="ct156618816"/>day.formatted_hours<text:change-end text:change-id="ct156618816"/><text:span text:style-name="T15"><text:tab/></text:span></text:p>
            </table:table-cell>
          </table:table-row>
        </table:table>
        <text:p text:style-name="P15"/>
        <text:p text:style-name="P17"/>
      </text:section>
      <text:section text:style-name="Sect1" text:name="Notes">
        <text:h text:style-name="Heading_20_2" text:outline-level="2">Notes:</text:h>
      </text:section>
      <text:p text:style-name="P16"><text:change-start text:change-id="ct156616424"/>format_is_frp<text:change-end text:change-id="ct1566164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cm" fo:margin-right="0cm" fo:margin-top="0cm" fo:margin-bottom="0cm"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19cm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20T10:19:33.62</dc:date>
    <meta:editing-duration>PT14H7M1S</meta:editing-duration>
    <meta:editing-cycles>58</meta:editing-cycles>
    <meta:generator>OpenOffice.org/3.4.1$Win32 OpenOffice.org_project/341m1$Build-9593</meta:generator>
    <meta:document-statistic meta:table-count="5" meta:image-count="1" meta:object-count="0" meta:page-count="3" meta:paragraph-count="57" meta:word-count="330" meta:character-count="3480"/>
  </office:meta>
</office:document-meta>
</file>